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,036,891,740,656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,930,837,369,151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,003,677,627,544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444,930,651,964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,896,994,405,35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,212,328,181,166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,272,362,996,105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,233,147,172,341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,759,071,769,013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,289,493,117,993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,106,679,115,127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,579,750,920,354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,601,663,122,649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,831,467,035,389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,893,116,005,656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519,561,645,253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182,846,045,873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,374,711,694,090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,968,359,075,956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635,982,224,063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098,362,709,531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492,448,605,638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,923,391,533,85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30:08.774297050</dc:date>
    <meta:editing-duration>PT3H22M9S</meta:editing-duration>
    <meta:editing-cycles>84</meta:editing-cycles>
    <meta:generator>LibreOffice/7.2.6.2$Linux_X86_64 LibreOffice_project/20$Build-2</meta:generator>
    <meta:document-statistic meta:table-count="1" meta:cell-count="48" meta:object-count="0"/>
  </office:meta>
</office:document-meta>
</file>